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9917in" svg:height="3.5449in" svg:x="0.2709in" svg:y="1.8929in">
            <draw:object draw:notify-on-update-of-ranges="Sheet1.A1:Sheet1.A1 Sheet1.B1:Sheet1.K1 Sheet1.A6:Sheet1.A6 Sheet1.B6:Sheet1.K6 Sheet1.A9:Sheet1.A9 Sheet1.B9:Sheet1.K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urve Supply (total)</text:p>
          </table:table-cell>
          <table:table-cell table:formula="of:=460+290" office:value-type="float" office:value="750" calcext:value-type="float">
            <text:p>750</text:p>
          </table:table-cell>
          <table:table-cell table:formula="of:=[.B2]+[.B4]" office:value-type="float" office:value="800" calcext:value-type="float">
            <text:p>800</text:p>
          </table:table-cell>
          <table:table-cell table:formula="of:=[.C2]+[.C4]" office:value-type="float" office:value="840" calcext:value-type="float">
            <text:p>840</text:p>
          </table:table-cell>
          <table:table-cell table:formula="of:=[.D2]+[.D4]" office:value-type="float" office:value="880" calcext:value-type="float">
            <text:p>880</text:p>
          </table:table-cell>
          <table:table-cell table:formula="of:=[.E2]+[.E4]" office:value-type="float" office:value="910" calcext:value-type="float">
            <text:p>910</text:p>
          </table:table-cell>
          <table:table-cell table:formula="of:=[.F2]+[.F4]" office:value-type="float" office:value="940" calcext:value-type="float">
            <text:p>940</text:p>
          </table:table-cell>
          <table:table-cell table:formula="of:=[.G2]+[.G4]" office:value-type="float" office:value="960" calcext:value-type="float">
            <text:p>960</text:p>
          </table:table-cell>
          <table:table-cell table:formula="of:=[.H2]+[.H4]" office:value-type="float" office:value="980" calcext:value-type="float">
            <text:p>980</text:p>
          </table:table-cell>
          <table:table-cell table:formula="of:=[.I2]+[.I4]" office:value-type="float" office:value="990" calcext:value-type="float">
            <text:p>990</text:p>
          </table:table-cell>
          <table:table-cell table:formula="of:=[.J2]+[.J4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o be minted</text:p>
          </table:table-cell>
          <table:table-cell table:formula="of:=1000-[.B2]" office:value-type="float" office:value="250" calcext:value-type="float">
            <text:p>250</text:p>
          </table:table-cell>
          <table:table-cell table:formula="of:=1000-[.C2]" office:value-type="float" office:value="200" calcext:value-type="float">
            <text:p>200</text:p>
          </table:table-cell>
          <table:table-cell table:formula="of:=1000-[.D2]" office:value-type="float" office:value="160" calcext:value-type="float">
            <text:p>160</text:p>
          </table:table-cell>
          <table:table-cell table:formula="of:=1000-[.E2]" office:value-type="float" office:value="120" calcext:value-type="float">
            <text:p>120</text:p>
          </table:table-cell>
          <table:table-cell table:formula="of:=1000-[.F2]" office:value-type="float" office:value="90" calcext:value-type="float">
            <text:p>90</text:p>
          </table:table-cell>
          <table:table-cell table:formula="of:=1000-[.G2]" office:value-type="float" office:value="60" calcext:value-type="float">
            <text:p>60</text:p>
          </table:table-cell>
          <table:table-cell table:formula="of:=1000-[.H2]" office:value-type="float" office:value="40" calcext:value-type="float">
            <text:p>40</text:p>
          </table:table-cell>
          <table:table-cell table:formula="of:=1000-[.I2]" office:value-type="float" office:value="20" calcext:value-type="float">
            <text:p>20</text:p>
          </table:table-cell>
          <table:table-cell table:formula="of:=1000-[.J2]" office:value-type="float" office:value="10" calcext:value-type="float">
            <text:p>10</text:p>
          </table:table-cell>
          <table:table-cell table:formula="of:=1000-[.K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ly minting</text:p>
          </table:table-cell>
          <table:table-cell table:formula="of:=[.B3]/5" office:value-type="float" office:value="50" calcext:value-type="float">
            <text:p>50</text:p>
          </table:table-cell>
          <table:table-cell table:formula="of:=[.C3]/5" office:value-type="float" office:value="40" calcext:value-type="float">
            <text:p>40</text:p>
          </table:table-cell>
          <table:table-cell table:formula="of:=[.D3]/4" office:value-type="float" office:value="40" calcext:value-type="float">
            <text:p>40</text:p>
          </table:table-cell>
          <table:table-cell table:formula="of:=[.E3]/4" office:value-type="float" office:value="30" calcext:value-type="float">
            <text:p>30</text:p>
          </table:table-cell>
          <table:table-cell table:formula="of:=[.F3]/3" office:value-type="float" office:value="30" calcext:value-type="float">
            <text:p>30</text:p>
          </table:table-cell>
          <table:table-cell table:formula="of:=[.G3]/3" office:value-type="float" office:value="20" calcext:value-type="float">
            <text:p>20</text:p>
          </table:table-cell>
          <table:table-cell table:formula="of:=[.H3]/2" office:value-type="float" office:value="20" calcext:value-type="float">
            <text:p>20</text:p>
          </table:table-cell>
          <table:table-cell table:formula="of:=[.I3]/2" office:value-type="float" office:value="10" calcext:value-type="float">
            <text:p>10</text:p>
          </table:table-cell>
          <table:table-cell table:formula="of:=[.J3]/1" office:value-type="float" office:value="10" calcext:value-type="float">
            <text:p>10</text:p>
          </table:table-cell>
          <table:table-cell table:formula="of:=[.K3]/1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urve Supply</text:p>
          </table:table-cell>
          <table:table-cell table:formula="of:=460" office:value-type="float" office:value="460" calcext:value-type="float">
            <text:p>460</text:p>
          </table:table-cell>
          <table:table-cell table:formula="of:=460+90+(200/3)+[.B4]" office:value-type="float" office:value="666.666666666667" calcext:value-type="float">
            <text:p>666.666666666667</text:p>
          </table:table-cell>
          <table:table-cell table:formula="of:=[.C6]+(200/3)+[.C4]" office:value-type="float" office:value="773.333333333333" calcext:value-type="float">
            <text:p>773.333333333333</text:p>
          </table:table-cell>
          <table:table-cell table:formula="of:=[.D6]+(200/3)+[.D4]" office:value-type="float" office:value="880" calcext:value-type="float">
            <text:p>880</text:p>
          </table:table-cell>
          <table:table-cell table:formula="of:=[.E6]+[.E4]" office:value-type="float" office:value="910" calcext:value-type="float">
            <text:p>910</text:p>
          </table:table-cell>
          <table:table-cell table:formula="of:=[.F6]+[.F4]" office:value-type="float" office:value="940" calcext:value-type="float">
            <text:p>940</text:p>
          </table:table-cell>
          <table:table-cell table:formula="of:=[.G6]+[.G4]" office:value-type="float" office:value="960" calcext:value-type="float">
            <text:p>960</text:p>
          </table:table-cell>
          <table:table-cell table:formula="of:=[.H6]+[.H4]" office:value-type="float" office:value="980" calcext:value-type="float">
            <text:p>980</text:p>
          </table:table-cell>
          <table:table-cell table:formula="of:=[.I6]+[.I4]" office:value-type="float" office:value="990" calcext:value-type="float">
            <text:p>990</text:p>
          </table:table-cell>
          <table:table-cell table:formula="of:=[.J6]+[.J4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o be minted</text:p>
          </table:table-cell>
          <table:table-cell table:formula="of:=1000-[.B6]" office:value-type="float" office:value="540" calcext:value-type="float">
            <text:p>540</text:p>
          </table:table-cell>
          <table:table-cell table:formula="of:=1000-[.C6]" office:value-type="float" office:value="333.333333333333" calcext:value-type="float">
            <text:p>333.333333333333</text:p>
          </table:table-cell>
          <table:table-cell table:formula="of:=1000-[.D6]" office:value-type="float" office:value="226.666666666667" calcext:value-type="float">
            <text:p>226.666666666667</text:p>
          </table:table-cell>
          <table:table-cell table:formula="of:=1000-[.E6]" office:value-type="float" office:value="120" calcext:value-type="float">
            <text:p>120</text:p>
          </table:table-cell>
          <table:table-cell table:formula="of:=1000-[.F6]" office:value-type="float" office:value="90.0000000000001" calcext:value-type="float">
            <text:p>90.0000000000001</text:p>
          </table:table-cell>
          <table:table-cell table:formula="of:=1000-[.G6]" office:value-type="float" office:value="60.0000000000001" calcext:value-type="float">
            <text:p>60.0000000000001</text:p>
          </table:table-cell>
          <table:table-cell table:formula="of:=1000-[.H6]" office:value-type="float" office:value="40.0000000000001" calcext:value-type="float">
            <text:p>40.0000000000001</text:p>
          </table:table-cell>
          <table:table-cell table:formula="of:=1000-[.I6]" office:value-type="float" office:value="20.0000000000001" calcext:value-type="float">
            <text:p>20.0000000000001</text:p>
          </table:table-cell>
          <table:table-cell table:formula="of:=1000-[.J6]" office:value-type="float" office:value="10.0000000000001" calcext:value-type="float">
            <text:p>10.0000000000001</text:p>
          </table:table-cell>
          <table:table-cell table:formula="of:=1000-[.K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rly minting</text:p>
          </table:table-cell>
          <table:table-cell table:formula="of:=[.B7]/3" office:value-type="float" office:value="180" calcext:value-type="float">
            <text:p>180</text:p>
          </table:table-cell>
          <table:table-cell table:formula="of:=[.C7]/3" office:value-type="float" office:value="111.111111111111" calcext:value-type="float">
            <text:p>111.111111111111</text:p>
          </table:table-cell>
          <table:table-cell table:formula="of:=[.D7]/3" office:value-type="float" office:value="75.5555555555556" calcext:value-type="float">
            <text:p>75.5555555555556</text:p>
          </table:table-cell>
          <table:table-cell table:formula="of:=[.E7]/2" office:value-type="float" office:value="60.0000000000001" calcext:value-type="float">
            <text:p>60.0000000000001</text:p>
          </table:table-cell>
          <table:table-cell table:formula="of:=[.F7]/2" office:value-type="float" office:value="45.0000000000001" calcext:value-type="float">
            <text:p>45.0000000000001</text:p>
          </table:table-cell>
          <table:table-cell table:formula="of:=[.G7]/2" office:value-type="float" office:value="30.0000000000001" calcext:value-type="float">
            <text:p>30.0000000000001</text:p>
          </table:table-cell>
          <table:table-cell table:formula="of:=[.H7]/2" office:value-type="float" office:value="20.0000000000001" calcext:value-type="float">
            <text:p>20.0000000000001</text:p>
          </table:table-cell>
          <table:table-cell table:formula="of:=[.I7]/2" office:value-type="float" office:value="10.0000000000001" calcext:value-type="float">
            <text:p>10.0000000000001</text:p>
          </table:table-cell>
          <table:table-cell table:formula="of:=[.J7]/1" office:value-type="float" office:value="10.0000000000001" calcext:value-type="float">
            <text:p>10.0000000000001</text:p>
          </table:table-cell>
          <table:table-cell table:formula="of:=[.K7]/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ed but preminted</text:p>
          </table:table-cell>
          <table:table-cell table:formula="of:=[.B2]-[.B6]" office:value-type="float" office:value="290" calcext:value-type="float">
            <text:p>290</text:p>
          </table:table-cell>
          <table:table-cell table:formula="of:=[.C2]-[.C6]" office:value-type="float" office:value="133.333333333333" calcext:value-type="float">
            <text:p>133.333333333333</text:p>
          </table:table-cell>
          <table:table-cell table:formula="of:=[.D2]-[.D6]" office:value-type="float" office:value="66.6666666666667" calcext:value-type="float">
            <text:p>66.6666666666667</text:p>
          </table:table-cell>
          <table:table-cell table:formula="of:=[.E2]-[.E6]" office:value-type="float" office:value="0" calcext:value-type="float">
            <text:p>0</text:p>
          </table:table-cell>
          <table:table-cell table:formula="of:=[.F2]-[.F6]" office:value-type="float" office:value="0" calcext:value-type="float">
            <text:p>0</text:p>
          </table:table-cell>
          <table:table-cell table:formula="of:=[.G2]-[.G6]" office:value-type="float" office:value="0" calcext:value-type="float">
            <text:p>0</text:p>
          </table:table-cell>
          <table:table-cell table:formula="of:=[.H2]-[.H6]" office:value-type="float" office:value="0" calcext:value-type="float">
            <text:p>0</text:p>
          </table:table-cell>
          <table:table-cell table:formula="of:=[.I2]-[.I6]" office:value-type="float" office:value="0" calcext:value-type="float">
            <text:p>0</text:p>
          </table:table-cell>
          <table:table-cell table:formula="of:=[.J2]-[.J6]" office:value-type="float" office:value="0" calcext:value-type="float">
            <text:p>0</text:p>
          </table:table-cell>
          <table:table-cell table:formula="of:=[.K2]-[.K6]" office:value-type="float" office:value="0" calcext:value-type="float">
            <text:p>0</text:p>
          </table:table-cell>
        </table:table-row>
        <table:table-row table:style-name="ro1" table:number-rows-repeated="30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Noto Sans CJK SC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6:05:33.911013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Bocek</meta:initial-creator>
    <meta:creation-date>2021-07-10T11:59:26.113293032</meta:creation-date>
    <dc:date>2021-07-26T18:56:13.259574151</dc:date>
    <meta:editing-duration>PT25M47S</meta:editing-duration>
    <meta:editing-cycles>7</meta:editing-cycles>
    <meta:generator>LibreOffice/7.1.5.2$Linux_X86_64 LibreOffice_project/10$Build-2</meta:generator>
    <meta:document-statistic meta:table-count="1" meta:cell-count="88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6cm" svg:height="9.005cm" xlink:href=".." xlink:type="simple" chart:class="chart:bar" chart:style-name="ch1">
        <chart:legend chart:legend-position="end" svg:x="13.698cm" svg:y="3.954cm" style:legend-expansion="high" chart:style-name="ch2"/>
        <chart:plot-area chart:style-name="ch3" table:cell-range-address="Sheet1.A1:Sheet1.K1 Sheet1.A6:Sheet1.K6 Sheet1.A9:Sheet1.K9" chart:data-source-has-labels="both" svg:x="0.355cm" svg:y="0.18cm" svg:width="12.988cm" svg:height="8.645cm">
          <chart:coordinate-region svg:x="1.347cm" svg:y="0.38cm" svg:width="11.996cm" svg:height="7.798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K6" chart:label-cell-address="Sheet1.A6:Sheet1.A6" chart:class="chart:bar">
            <chart:data-point chart:repeated="10"/>
          </chart:series>
          <chart:series chart:style-name="ch8" chart:values-cell-range-address="Sheet1.B9:Sheet1.K9" chart:label-cell-address="Sheet1.A9:Sheet1.A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1:Sheet1.K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Curve Supply</text:p>
                <draw:g>
                  <svg:desc>Sheet1.A6:Sheet1.A6</svg:desc>
                </draw:g>
              </table:table-cell>
              <table:table-cell office:value-type="float" office:value="460">
                <text:p>460</text:p>
                <draw:g>
                  <svg:desc>Sheet1.B6:Sheet1.K6</svg:desc>
                </draw:g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773.333333333333">
                <text:p>773.333333333333</text:p>
              </table:table-cell>
              <table:table-cell office:value-type="float" office:value="880">
                <text:p>880</text:p>
              </table:table-cell>
              <table:table-cell office:value-type="float" office:value="910">
                <text:p>91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  <table:table-cell office:value-type="float" office:value="990">
                <text:p>99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Locked but preminted</text:p>
                <draw:g>
                  <svg:desc>Sheet1.A9:Sheet1.A9</svg:desc>
                </draw:g>
              </table:table-cell>
              <table:table-cell office:value-type="float" office:value="290">
                <text:p>290</text:p>
                <draw:g>
                  <svg:desc>Sheet1.B9:Sheet1.K9</svg:desc>
                </draw:g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